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CEC000009B1DBB261B62DB9ED9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55cm" fo:min-width="10.7cm"/>
    </style:style>
    <style:style style:name="gr2" style:family="graphic" style:parent-style-name="standard">
      <style:graphic-properties draw:textarea-horizontal-align="justify" draw:textarea-vertical-align="middle" draw:auto-grow-height="false" fo:min-height="1.15cm" fo:min-width="10.3cm"/>
    </style:style>
    <style:style style:name="gr3" style:family="graphic">
      <style:graphic-properties style:protect="size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fo:font-variant="normal" fo:text-transform="none" style:text-line-through-style="none" style:text-line-through-type="none" style:font-name="Liberation Sans1" fo:font-size="12pt" fo:font-style="normal" style:text-underline-style="none" fo:font-weight="normal" fo:background-color="transparen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24pt" style:language-asian="zh" style:country-asian="CN" style:font-style-asian="normal" style:font-weight-asian="normal" style:font-name-complex="DejaVu Sans" style:font-size-complex="24pt" style:language-complex="hi" style:country-complex="IN" style:font-style-complex="normal" style:font-weight-complex="normal" style:text-scale="100%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tru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text form:name="username" form:control-implementation="ooo:com.sun.star.form.component.TextField" xml:id="control1" form:id="control1" form:disabled="true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ideaname" form:control-implementation="ooo:com.sun.star.form.component.TextField" xml:id="control2" form:id="control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frame presentation:style-name="pr1" draw:layer="layout" svg:width="20cm" svg:height="2cm" svg:x="1.4cm" svg:y="1.6cm" presentation:class="title">
          <draw:text-box>
            <text:p>SHOWCASE</text:p>
          </draw:text-box>
        </draw:frame>
        <draw:frame presentation:style-name="pr2" draw:text-style-name="P2" draw:layer="layout" svg:width="25.2cm" svg:height="12.179cm" svg:x="1.4cm" svg:y="5cm" presentation:class="subtitle" presentation:placeholder="true" presentation:user-transformed="true">
          <draw:text-box/>
        </draw:frame>
        <draw:custom-shape draw:style-name="gr1" draw:text-style-name="P3" draw:layer="layout" svg:width="11.2cm" svg:height="1.8cm" svg:x="8.4cm" svg:y="7.2cm">
          <text:p text:style-name="P3">Certification awarded to</text:p>
          <draw:enhanced-geometry svg:viewBox="0 0 21600 21600" draw:type="rectangle" draw:enhanced-path="M 0 0 L 21600 0 21600 21600 0 21600 0 0 Z N"/>
        </draw:custom-shape>
        <draw:control draw:style-name="standard" draw:text-style-name="P4" draw:layer="controls" svg:width="7.2cm" svg:height="1.4cm" svg:x="10.6cm" svg:y="9cm" draw:control="control1"/>
        <draw:custom-shape draw:style-name="gr2" draw:text-style-name="P3" draw:layer="layout" svg:width="10.8cm" svg:height="1.4cm" svg:x="8.8cm" svg:y="10.6cm">
          <text:p text:style-name="P3">For your idea</text:p>
          <draw:enhanced-geometry svg:viewBox="0 0 21600 21600" draw:type="rectangle" draw:enhanced-path="M 0 0 L 21600 0 21600 21600 0 21600 0 0 Z N"/>
        </draw:custom-shape>
        <draw:control draw:style-name="standard" draw:text-style-name="P4" draw:layer="controls" svg:width="7cm" svg:height="1.2cm" svg:x="10.8cm" svg:y="12.2cm" draw:control="control2"/>
        <presentation:notes draw:style-name="dp2">
          <draw:page-thumbnail draw:style-name="gr3" draw:layer="layout" svg:width="12.75cm" svg:height="9.56cm" svg:x="4.125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7-07T00:50:16.989274284</meta:creation-date>
    <meta:editing-duration>PT8H34M16S</meta:editing-duration>
    <meta:editing-cycles>3</meta:editing-cycles>
    <meta:generator>LibreOffice/6.0.7.3$Linux_X86_64 LibreOffice_project/00m0$Build-3</meta:generator>
    <dc:title>Inspiration</dc:title>
    <dc:date>2022-07-07T09:34:43.882402956</dc:date>
    <meta:keyword>username</meta:keyword>
    <meta:keyword>ideaname</meta:keyword>
    <meta:document-statistic meta:object-count="30"/>
  </office:meta>
</office:document-meta>
</file>